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70.79pt"/>
    </style:style>
    <style:style style:name="co3" style:family="table-column">
      <style:table-column-properties fo:break-before="auto" style:column-width="438.46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ro8" style:family="table-row">
      <style:table-row-properties style:row-height="57.74pt" fo:break-before="auto" style:use-optimal-row-height="true"/>
    </style:style>
    <style:style style:name="ro9" style:family="table-row">
      <style:table-row-properties style:row-height="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nt-lvcomp-grade10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7" office:value-type="string" calcext:value-type="string">
            <text:p>L3</text:p>
          </table:table-cell>
          <table:table-cell table:style-name="ce7" office:value-type="string" calcext:value-type="string">
            <text:p>L4</text:p>
          </table:table-cell>
          <table:table-cell table:style-name="ce7" office:value-type="string" calcext:value-type="string">
            <text:p>L5</text:p>
          </table:table-cell>
          <table:table-cell table:style-name="ce7" office:value-type="string" calcext:value-type="string">
            <text:p>Label</text:p>
          </table:table-cell>
          <table:table-cell table:style-name="ce8" office:value-type="string" calcext:value-type="string">
            <text:p>ShortDescription</text:p>
          </table:table-cell>
          <table:table-cell table:style-name="ce8" office:value-type="string" calcext:value-type="string">
            <text:p>Samples</text:p>
          </table:table-cell>
          <table:table-cell table:style-name="ce7" office:value-type="string" calcext:value-type="string">
            <text:p>Comments</text:p>
          </table:table-cell>
          <table:table-cell table:style-name="ce7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Izmantot algebriskos apzīmējumus un metodes skaitļu teorijas uzdevumo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expand</text:p>
          </table:table-cell>
          <table:table-cell office:value-type="string" calcext:value-type="string">
            <text:p>Atvērt iekavas izteiksmē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expand.binom</text:p>
          </table:table-cell>
          <table:table-cell office:value-type="string" calcext:value-type="string">
            <text:p>Atvērt iekavas izteiksmēs (a+b)^n un (a-b)^n</text:p>
          </table:table-cell>
          <table:table-cell table:number-columns-repeated="1017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.expand.binom.squares</text:p>
          </table:table-cell>
          <table:table-cell office:value-type="string" calcext:value-type="string">
            <text:p>Atvērt iekavas izteiksmēs (a+b)^2 un (a-b)^2</text:p>
          </table:table-cell>
          <table:table-cell office:value-type="string" calcext:value-type="string">
            <text:p>LV.AO.2016.10.3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.expand.binom.cubes</text:p>
          </table:table-cell>
          <table:table-cell office:value-type="string" calcext:value-type="string">
            <text:p>Atvērt iekavas izteiksmēs (a+b)^3 un (a-b)^3</text:p>
          </table:table-cell>
          <table:table-cell office:value-type="string" calcext:value-type="string">
            <text:p>LV.NO.2010.10.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factorize</text:p>
          </table:table-cell>
          <table:table-cell office:value-type="string" calcext:value-type="string">
            <text:p>Dalīt reizinātājos algebriskas izteiksme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factorize.sqdiff</text:p>
          </table:table-cell>
          <table:table-cell office:value-type="string" calcext:value-type="string">
            <text:p>Dalīt reizinātājos a^2-b^2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factorize.powdiff</text:p>
          </table:table-cell>
          <table:table-cell office:value-type="string" calcext:value-type="string">
            <text:p>Dalīt reizinātājos a^n-b^n</text:p>
          </table:table-cell>
          <table:table-cell office:value-type="string" calcext:value-type="string">
            <text:p>LV.VO.2011.10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completesquare</text:p>
          </table:table-cell>
          <table:table-cell office:value-type="string" calcext:value-type="string">
            <text:p>Atdalīt pilnos kvadrātus</text:p>
          </table:table-cell>
          <table:table-cell office:value-type="string" calcext:value-type="string">
            <text:p>LV.AO.2016.10.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powers</text:p>
          </table:table-cell>
          <table:table-cell office:value-type="string" calcext:value-type="string">
            <text:p>Izmantot pakāpju īpašība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powers.prod</text:p>
          </table:table-cell>
          <table:table-cell office:value-type="string" calcext:value-type="string">
            <text:p>Atvērt iekavas izteiksmē (ab)^n</text:p>
          </table:table-cell>
          <table:table-cell office:value-type="string" calcext:value-type="string">
            <text:p>LV.NO.2010.10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sums</text:p>
          </table:table-cell>
          <table:table-cell office:value-type="string" calcext:value-type="string">
            <text:p>Pārkārtot locekļus garās summās (arī ar daudzpunktiem)</text:p>
          </table:table-cell>
          <table:table-cell office:value-type="string" calcext:value-type="string">
            <text:p>LV.VO.2016.10.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ineq</text:p>
          </table:table-cell>
          <table:table-cell office:value-type="string" calcext:value-type="string">
            <text:p>Pamatot un izmantot nevienādība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ineq.transitive</text:p>
          </table:table-cell>
          <table:table-cell office:value-type="string" calcext:value-type="string">
            <text:p>Pamatot nevienādību a&lt;c, izmantojot a&lt;b un b&lt;c</text:p>
          </table:table-cell>
          <table:table-cell office:value-type="string" calcext:value-type="string">
            <text:p>LV.AO.2015.10.3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ineq.monotonicity</text:p>
          </table:table-cell>
          <table:table-cell office:value-type="string" calcext:value-type="string">
            <text:p>Pamatot vienādojuma sakņu neesamību veselos skaitļos, izmantojot monotonitāti</text:p>
          </table:table-cell>
          <table:table-cell office:value-type="string" calcext:value-type="string">
            <text:p>LV.VO.2013.10.1; LV.VO.2014.10.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linear</text:p>
          </table:table-cell>
          <table:table-cell office:value-type="string" calcext:value-type="string">
            <text:p>Veikt pārveidojumus ar lineāriem vienādojumiem</text:p>
          </table:table-cell>
          <table:table-cell office:value-type="string" calcext:value-type="string">
            <text:p>LV.VO.2016.10.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poly</text:p>
          </table:table-cell>
          <table:table-cell office:value-type="string" calcext:value-type="string">
            <text:p>Lietot polinomu īpašība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poly.division</text:p>
          </table:table-cell>
          <table:table-cell office:value-type="string" calcext:value-type="string">
            <text:p>Dalīt divus viena mainīgā polinomus, iegūstot dalījumu un atlikumu</text:p>
          </table:table-cell>
          <table:table-cell office:value-type="string" calcext:value-type="string">
            <text:p>LV.VO.2014.10.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poly.int</text:p>
          </table:table-cell>
          <table:table-cell office:value-type="string" calcext:value-type="string">
            <text:p>Lietot rezultātus par 1 mainīgā polinomiem ar veseliem koeficientiem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.poly.int.valdiff</text:p>
          </table:table-cell>
          <table:table-cell office:value-type="string" calcext:value-type="string">
            <text:p>Secināt, ka veselu skaitļu polinoma vērtību starpība P(a)-P(b) dalās ar a-b</text:p>
          </table:table-cell>
          <table:table-cell office:value-type="string" calcext:value-type="string">
            <text:p>LV.VO.2011.10.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lg.ratfractions</text:p>
          </table:table-cell>
          <table:table-cell office:value-type="string" calcext:value-type="string">
            <text:p>Pārveidot racionālas daļas (2 polinomu dalījumu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g.ratfractions.diff</text:p>
          </table:table-cell>
          <table:table-cell office:value-type="string" calcext:value-type="string">
            <text:p>Izmantot identitāti 1/(n(n+1)) =(1/n)-(1/(n-1))</text:p>
          </table:table-cell>
          <table:table-cell office:value-type="string" calcext:value-type="string">
            <text:p>LV.VO.2016.10.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Izmantot veselu skaitļu dalāmību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v.properties</text:p>
          </table:table-cell>
          <table:table-cell office:value-type="string" calcext:value-type="string">
            <text:p>Secināt, izmantojot vienkāršas dalāmības īpašība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roperties.add</text:p>
          </table:table-cell>
          <table:table-cell office:value-type="string" calcext:value-type="string">
            <text:p>Secināt, ka d dala a+b un a-b, ja d|a and d|b</text:p>
          </table:table-cell>
          <table:table-cell office:value-type="string" calcext:value-type="string">
            <text:p>LV.NO.2010.10.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roperties.product</text:p>
          </table:table-cell>
          <table:table-cell office:value-type="string" calcext:value-type="string">
            <text:p>Secināt, ka xy dala ab, ja x|a and y|b</text:p>
          </table:table-cell>
          <table:table-cell office:value-type="string" calcext:value-type="string">
            <text:p>LV.NO.2010.10.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v.pfactor</text:p>
          </table:table-cell>
          <table:table-cell office:value-type="string" calcext:value-type="string">
            <text:p>Izmantot vesela skaitļa izteiksmi pirmskaitļu reizinājumā</text:p>
          </table:table-cell>
          <table:table-cell office:value-type="string" calcext:value-type="string">
            <text:p>LV.VO.2016.10.1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factor.algorithm</text:p>
          </table:table-cell>
          <table:table-cell office:value-type="string" calcext:value-type="string">
            <text:p>Sadalīt skaitli (&lt;10000) pirmreizinātājos</text:p>
          </table:table-cell>
          <table:table-cell office:value-type="string" calcext:value-type="string">
            <text:p>LV.NO.2015.10.3; LV.AO.2016.10.2; LV.AO.2010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small</text:p>
          </table:table-cell>
          <table:table-cell office:value-type="string" calcext:value-type="string">
            <text:p>Pazīt pirmskaitļus un saliktus skaitļus intervālā [1;100]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factor.prop</text:p>
          </table:table-cell>
          <table:table-cell office:value-type="string" calcext:value-type="string">
            <text:p>Skaitļu īpašības, kas seko no to sadalījuma pirmreizinātājos</text:p>
          </table:table-cell>
          <table:table-cell table:number-columns-repeated="101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prop.numdivisors</text:p>
          </table:table-cell>
          <table:table-cell office:value-type="string" calcext:value-type="string">
            <text:p>Atrast skaitļa dalītāju skaitu un visus dalītājus pēc tā sadalījuma pirmreizinātājos</text:p>
          </table:table-cell>
          <table:table-cell office:value-type="string" calcext:value-type="string">
            <text:p>LV.VO.2014.10.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prop.comparison</text:p>
          </table:table-cell>
          <table:table-cell office:value-type="string" calcext:value-type="string">
            <text:p>Pamatot, ka d|a, ja d pirmreizinātāju pakāpes nepārsniedz a pirmreizinātāju pakāpes</text:p>
          </table:table-cell>
          <table:table-cell table:number-columns-repeated="1017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factor.prop.divisibility</text:p>
          </table:table-cell>
          <table:table-cell office:value-type="string" calcext:value-type="string">
            <text:p>Pamatot dalāmību ar saliktu skaitli d, pārbaudot d pirmreizinātāju augstākās pakāpes</text:p>
          </table:table-cell>
          <table:table-cell office:value-type="string" calcext:value-type="string">
            <text:p>LV.AO.2018.10.4; LV.AO.2017.10.5; LV.VO.2015.10.2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primes.powers</text:p>
          </table:table-cell>
          <table:table-cell office:value-type="string" calcext:value-type="string">
            <text:p>Pazīt pilnus kvadrātus u.c. pilnas pakāpes pēc skaitļa sadalījuma pirmreizinātājos</text:p>
          </table:table-cell>
          <table:table-cell office:value-type="string" calcext:value-type="string">
            <text:p>LV.VO.2016.10.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rimes.powers.squares</text:p>
          </table:table-cell>
          <table:table-cell office:value-type="string" calcext:value-type="string">
            <text:p>Noteikt pilnu kvadrātu pēc tā, ka pirmreizinātāju kāpinātāji ir pāru skaitļi</text:p>
          </table:table-cell>
          <table:table-cell table:number-columns-repeated="1017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primes.powers.higher</text:p>
          </table:table-cell>
          <table:table-cell office:value-type="string" calcext:value-type="string">
            <text:p>Noteikt citas pilnas pakāpes pēc tā, ka pirmreizinātāju kāpinātāji dalās ar lielākiem skaitļiem</text:p>
          </table:table-cell>
          <table:table-cell office:value-type="string" calcext:value-type="string">
            <text:p>LV.NO.2015.10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iv.idx</text:p>
          </table:table-cell>
          <table:table-cell office:value-type="string" calcext:value-type="string">
            <text:p>Izmantot spriedumus par valuāciju (lielāko pirmskaitļa pakāpi, ar ko dalās n)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v.idx.properties</text:p>
          </table:table-cell>
          <table:table-cell office:value-type="string" calcext:value-type="string">
            <text:p>Izmantot valuāciju īpašība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idx.properties.product</text:p>
          </table:table-cell>
          <table:table-cell office:value-type="string" calcext:value-type="string">
            <text:p>Izmantot faktu: skaitļu reizinājuma valuācija ir reizinātāju valuāciju summa</text:p>
          </table:table-cell>
          <table:table-cell office:value-type="string" calcext:value-type="string">
            <text:p>LV.NO.2010.10.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idx.properties.sum</text:p>
          </table:table-cell>
          <table:table-cell office:value-type="string" calcext:value-type="string">
            <text:p>Izmantot faktu: skaitļu summas valuācija ir vismaz saskaitāmo valuāciju minimums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.idx.properties.sumdiff</text:p>
          </table:table-cell>
          <table:table-cell office:value-type="string" calcext:value-type="string">
            <text:p>Izmantot faktu: skaitļu summas valuācija ir saskaitāmo valuāciju minimums, ja tās atšķiras</text:p>
          </table:table-cell>
          <table:table-cell office:value-type="string" calcext:value-type="string">
            <text:p>LV.NO.2010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Izmantot spriedumus par skaitļu atlikumiem, dalot ar vienu un to pašu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parity</text:p>
          </table:table-cell>
          <table:table-cell office:value-type="string" calcext:value-type="string">
            <text:p>Izmantot spriedumus par skaitļu paritāti</text:p>
          </table:table-cell>
          <table:table-cell office:value-type="string" calcext:value-type="string">
            <text:p>LV.VO.2015.10.2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parity.cases</text:p>
          </table:table-cell>
          <table:table-cell office:value-type="string" calcext:value-type="string">
            <text:p>Pāriet uz galīga skaita gadījumu aplūkošanu, balstoties uz paritāti</text:p>
          </table:table-cell>
          <table:table-cell office:value-type="string" calcext:value-type="string">
            <text:p>LV.NO.2015.10.4; LV.VO.2019.10.1; LV.NO.2010.10.4; LV.AO.2014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expr</text:p>
          </table:table-cell>
          <table:table-cell office:value-type="string" calcext:value-type="string">
            <text:p>Pāriet uz fiksēta skaitļa moduli izteiksmē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sum</text:p>
          </table:table-cell>
          <table:table-cell office:value-type="string" calcext:value-type="string">
            <text:p>Secināt, ka a_1+b_1 un a_2+b_2 kongruenti (mod m), ja kongruenti a_1 ar a_2 un b_1 ar b_1</text:p>
          </table:table-cell>
          <table:table-cell office:value-type="string" calcext:value-type="string">
            <text:p>LV.VO.2017.10.2; LV.AO.2012.10.1; LV.AO.2014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prod</text:p>
          </table:table-cell>
          <table:table-cell office:value-type="string" calcext:value-type="string">
            <text:p>Secināt, ka a_1*b_1 un a_2*b_2 kongruenti (mod m), ja kongruenti a_1 ar a_2 un b_1 ar b_1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square</text:p>
          </table:table-cell>
          <table:table-cell office:value-type="string" calcext:value-type="string">
            <text:p>Secināt, ka (a_1)^2 un (a_2)^2 kongruenti (mod m), ja kongruenti a_1 ar a_2</text:p>
          </table:table-cell>
          <table:table-cell office:value-type="string" calcext:value-type="string">
            <text:p>LV.NO.2016.10.2; LV.AO.2012.10.1; LV.VO.2013.10.4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r.poly</text:p>
          </table:table-cell>
          <table:table-cell office:value-type="string" calcext:value-type="string">
            <text:p>Secināt P(x) vērtību kongruenci, ja polinoma argumenti ir kongruenti</text:p>
          </table:table-cell>
          <table:table-cell office:value-type="string" calcext:value-type="string">
            <text:p>LV.VO.2015.10.2; LV.AO.2016.10.2; LV.AO.2018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exponent</text:p>
          </table:table-cell>
          <table:table-cell office:value-type="string" calcext:value-type="string">
            <text:p>Izmantot dažādu mainīgu izteiksmju atlikumu periodiskumu, ja arguments pieaug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onent.one</text:p>
          </table:table-cell>
          <table:table-cell office:value-type="string" calcext:value-type="string">
            <text:p>Secināt, ka a^n kongruents 1 (mod m), ja kongruenti a un 1</text:p>
          </table:table-cell>
          <table:table-cell office:value-type="string" calcext:value-type="string">
            <text:p>LV.VO.2019.10.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xponent.fermat</text:p>
          </table:table-cell>
          <table:table-cell office:value-type="string" calcext:value-type="string">
            <text:p>Lietot Mazo Fermā teorēmu: a^{p-1} kongruents ar 1 katram pirmskaitlim p, ja gcd(a,p)=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equation</text:p>
          </table:table-cell>
          <table:table-cell office:value-type="string" calcext:value-type="string">
            <text:p>Secināt par kongruenču vienādojumiem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equation.contradict</text:p>
          </table:table-cell>
          <table:table-cell office:value-type="string" calcext:value-type="string">
            <text:p>Secināt, ka veselu skaitļu vienādojumam nav atrisinājumu kongruenču pretrunas dēļ</text:p>
          </table:table-cell>
          <table:table-cell office:value-type="string" calcext:value-type="string">
            <text:p>LV.AO.2016.10.2; LV.NO.2010.10.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od.cases</text:p>
          </table:table-cell>
          <table:table-cell office:value-type="string" calcext:value-type="string">
            <text:p>Pāriet no bezgalīga skaita mainīgā vērtībām uz galīgu skaitu atlikumiem (mod m)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cases.squares</text:p>
          </table:table-cell>
          <table:table-cell office:value-type="string" calcext:value-type="string">
            <text:p>Aprakstīt atlikumus, kas rodas, skaitli kāpinot kvadrātā</text:p>
          </table:table-cell>
          <table:table-cell office:value-type="string" calcext:value-type="string">
            <text:p>LV.NO.2016.10.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d.cases.cubes</text:p>
          </table:table-cell>
          <table:table-cell office:value-type="string" calcext:value-type="string">
            <text:p>Aprakstīt atlikumus, kas rodas, skaitli kāpinot kubā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otation</text:p>
          </table:table-cell>
          <table:table-cell office:value-type="string" calcext:value-type="string">
            <text:p>Izmantot spriedumos skaitļa pierakst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ation.dec</text:p>
          </table:table-cell>
          <table:table-cell office:value-type="string" calcext:value-type="string">
            <text:p>Izmantot skaitļa decimālpierakst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ec.numdigits</text:p>
          </table:table-cell>
          <table:table-cell office:value-type="string" calcext:value-type="string">
            <text:p>Novērtēt ciparu skaitu dažādu darbību rezultāto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ec.numdigits.sum</text:p>
          </table:table-cell>
          <table:table-cell office:value-type="string" calcext:value-type="string">
            <text:p>Novērtēt ciparu skaitu divu vai vairāku skaitļu summā</text:p>
          </table:table-cell>
          <table:table-cell office:value-type="string" calcext:value-type="string">
            <text:p>LV.NO.2018.10.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ec.numdigits.prod</text:p>
          </table:table-cell>
          <table:table-cell office:value-type="string" calcext:value-type="string">
            <text:p>Novērtēt ciparu skaitu divu skaitļu reizinājumā</text:p>
          </table:table-cell>
          <table:table-cell office:value-type="string" calcext:value-type="string">
            <text:p>LV.NO.2012.10.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ec.numdigits.square</text:p>
          </table:table-cell>
          <table:table-cell office:value-type="string" calcext:value-type="string">
            <text:p>Novērtēt ciparu skaitu skaitļa kvadrātā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ivrules</text:p>
          </table:table-cell>
          <table:table-cell office:value-type="string" calcext:value-type="string">
            <text:p>Izmantot dalāmības pazīme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2or5or10</text:p>
          </table:table-cell>
          <table:table-cell office:value-type="string" calcext:value-type="string">
            <text:p>Izmantot dalāmības pazīmes ar 2 vai 5, vai 10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tation.divrules.2or5or10.divides</text:p>
          </table:table-cell>
          <table:table-cell office:value-type="string" calcext:value-type="string">
            <text:p>Secināt, ka skaitlis dalās ar 2 (vai 5, vai 10), ja tā pēdējais cipars dalās ar to un otrādi</text:p>
          </table:table-cell>
          <table:table-cell office:value-type="string" calcext:value-type="string">
            <text:p>LV.NO.2017.10.5; LV.VO.2017.10.2; LV.NO.2019.10.5; LV.VO.2018.10.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ation.divrules.2or5or10.remainder</text:p>
          </table:table-cell>
          <table:table-cell office:value-type="string" calcext:value-type="string">
            <text:p>Secināt, ka atlikums, dalot ar 2 (vai 5, vai 10), sakrīt ar pēdējā cipara atlikum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pow2or5</text:p>
          </table:table-cell>
          <table:table-cell office:value-type="string" calcext:value-type="string">
            <text:p>Izmantot dalāmības pazīmes ar 2^a*5^b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ation.divrules.pow2or5.divides</text:p>
          </table:table-cell>
          <table:table-cell office:value-type="string" calcext:value-type="string">
            <text:p>Secināt, ka skaitlis dalās ar 2^a*5^b, ja max(a,b) pēdējie cipari dalās ar to</text:p>
          </table:table-cell>
          <table:table-cell office:value-type="string" calcext:value-type="string">
            <text:p>LV.NO.2017.10.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tation.divrules.pow2or5.remainder</text:p>
          </table:table-cell>
          <table:table-cell office:value-type="string" calcext:value-type="string">
            <text:p>Secināt, ka atlikums, dalot ar 2^a*5^b, sakrīt ar pēdējo max(a,b) ciparu atlikumu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3or9</text:p>
          </table:table-cell>
          <table:table-cell office:value-type="string" calcext:value-type="string">
            <text:p>Izmantot dalāmības pazīmes ar 3 vai 9</text:p>
          </table:table-cell>
          <table:table-cell table:number-columns-repeated="1017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ation.divrules.3or9.divides</text:p>
          </table:table-cell>
          <table:table-cell office:value-type="string" calcext:value-type="string">
            <text:p>Secināt, ka skaitlis dalās ar 3 (vai 9), ja tā ciparu summa dalās ar 3 (vai 9) un otrādi</text:p>
          </table:table-cell>
          <table:table-cell office:value-type="string" calcext:value-type="string">
            <text:p>LV.NO.2015.10.2; LV.NO.2017.10.5; LV.NO.2018.10.4; LV.AO.2018.10.4; LV.VO.2018.10.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ation.divrules.3or9.remainder</text:p>
          </table:table-cell>
          <table:table-cell office:value-type="string" calcext:value-type="string">
            <text:p>Secināt, ka atlikums, dalot ar 3 (vai 9), sakrīt ar ciparu summas atlikumu</text:p>
          </table:table-cell>
          <table:table-cell office:value-type="string" calcext:value-type="string">
            <text:p>LV.AO.2016.10.2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ation.divrules.composite</text:p>
          </table:table-cell>
          <table:table-cell office:value-type="string" calcext:value-type="string">
            <text:p>Izmantot kombinētās dalāmības pazīmes skaitļa decimālpierakstā (ar 2 un 3 utml.)</text:p>
          </table:table-cell>
          <table:table-cell office:value-type="string" calcext:value-type="string">
            <text:p>LV.NO.2017.10.5; LV.VO.2019.10.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ation.dec.combine</text:p>
          </table:table-cell>
          <table:table-cell office:value-type="string" calcext:value-type="string">
            <text:p>Saprast, kā mainās skaitlis, ja tajā pārvieto vai iesprauž ciparus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ec.combine.split</text:p>
          </table:table-cell>
          <table:table-cell office:value-type="string" calcext:value-type="string">
            <text:p>Izteikt garu skaitli divos gabalos, piereizinot vienu no tiem ar 10^k</text:p>
          </table:table-cell>
          <table:table-cell office:value-type="string" calcext:value-type="string">
            <text:p>LV.VO.2017.10.2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dec.combine.padding</text:p>
          </table:table-cell>
          <table:table-cell office:value-type="string" calcext:value-type="string">
            <text:p>Izmanto faktu, ka iespraužot skaitļa decimālpieraksta vidū jaunus ciparus, atlikumi mainās periodiski.</text:p>
          </table:table-cell>
          <table:table-cell office:value-type="string" calcext:value-type="string">
            <text:p>LV.VO.2018.10.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tation.algor</text:p>
          </table:table-cell>
          <table:table-cell office:value-type="string" calcext:value-type="string">
            <text:p>Izmantot ar decimālpierakstu saistītos algoritmu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ation.algor.square5</text:p>
          </table:table-cell>
          <table:table-cell office:value-type="string" calcext:value-type="string">
            <text:p>Ātri kāpināt kvadrātā skaitļus, kuri beidzas ar 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Lietot zināšanas par veselu skaitļu virknē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prop</text:p>
          </table:table-cell>
          <table:table-cell office:value-type="string" calcext:value-type="string">
            <text:p>Lietot dažas virkņu īpašība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prop.bounded</text:p>
          </table:table-cell>
          <table:table-cell office:value-type="string" calcext:value-type="string">
            <text:p>Lietot ierobežotas virknes jēdzienu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prop.monotone</text:p>
          </table:table-cell>
          <table:table-cell office:value-type="string" calcext:value-type="string">
            <text:p>Lietot monotonas virknes jēdzienu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prop.monotone.constant</text:p>
          </table:table-cell>
          <table:table-cell office:value-type="string" calcext:value-type="string">
            <text:p>Secināt, ka monotoni dilstoša un no lejas ierobežota veselu skaitļu virkne pēc kāda laika kļūst konstanta. 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prop.periodic</text:p>
          </table:table-cell>
          <table:table-cell office:value-type="string" calcext:value-type="string">
            <text:p>Lietot periodiskas virknes jēdzienu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prop.periodic.finstate</text:p>
          </table:table-cell>
          <table:table-cell office:value-type="string" calcext:value-type="string">
            <text:p>Secināt, ka virkne ir periodiska, ja katrs nākamais loceklis tajā ir atkarīgs no viena vai dažiem iepriekšējiem locekļiem (un katrs no šiem locekļiem var atrasties galīgā skaitā stāvokļu)</text:p>
          </table:table-cell>
          <table:table-cell office:value-type="string" calcext:value-type="string">
            <text:p>LV.VO.2013.10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arithm</text:p>
          </table:table-cell>
          <table:table-cell office:value-type="string" calcext:value-type="string">
            <text:p>Lietot zināšanas par aritmētiskām progresijām</text:p>
          </table:table-cell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expr</text:p>
          </table:table-cell>
          <table:table-cell office:value-type="string" calcext:value-type="string">
            <text:p>Izmantot aritmētiskas progresijas vispārīgā locekļa formulu a_n=a_1+(n-1)*d</text:p>
          </table:table-cell>
          <table:table-cell office:value-type="string" calcext:value-type="string">
            <text:p>LV.AO.2016.10.3; LV.NO.2014.10.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numestimate</text:p>
          </table:table-cell>
          <table:table-cell office:value-type="string" calcext:value-type="string">
            <text:p>Novērtēt intervālā esošo aritmētiskas progresijas locekļu skaitu</text:p>
          </table:table-cell>
          <table:table-cell office:value-type="string" calcext:value-type="string">
            <text:p>LV.NO.2014.10.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pairsum</text:p>
          </table:table-cell>
          <table:table-cell office:value-type="string" calcext:value-type="string">
            <text:p>Izmantot spriedumos aritmētiskas progresijas locekļu pāru summu vienādību</text:p>
          </table:table-cell>
          <table:table-cell office:value-type="string" calcext:value-type="string">
            <text:p>LV.NO.2014.10.2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summation</text:p>
          </table:table-cell>
          <table:table-cell office:value-type="string" calcext:value-type="string">
            <text:p>Izmantot aritmētiskas progresijas summu.</text:p>
          </table:table-cell>
          <table:table-cell office:value-type="string" calcext:value-type="string">
            <text:p>LV.NO.2015.10.3; LV.AO.2010.10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arithm.mod</text:p>
          </table:table-cell>
          <table:table-cell office:value-type="string" calcext:value-type="string">
            <text:p>Secināt par aritmētiskas progresijas locekļu atlikumie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arithm.mod.gaps</text:p>
          </table:table-cell>
          <table:table-cell office:value-type="string" calcext:value-type="string">
            <text:p>Secināt, ka katrs p-tais aritm. progresijas loceklis dalās ar p, ja LKD(d,p)=1</text:p>
          </table:table-cell>
          <table:table-cell office:value-type="string" calcext:value-type="string">
            <text:p>LV.NO.2012.10.3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.arithm.mod.all</text:p>
          </table:table-cell>
          <table:table-cell office:value-type="string" calcext:value-type="string">
            <text:p>Secināt, ka aritm. progresija pieņem visus atlikumus, dalot ar p, ja LKD(d,p)=1</text:p>
          </table:table-cell>
          <table:table-cell office:value-type="string" calcext:value-type="string">
            <text:p>LV.AO.2017.10.5; LV.VO.2014.10.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geom</text:p>
          </table:table-cell>
          <table:table-cell office:value-type="string" calcext:value-type="string">
            <text:p>Izmantot ģeometriskas progresijas īpašības</text:p>
          </table:table-cell>
          <table:table-cell office:value-type="string" calcext:value-type="string">
            <text:p>LV.AO.2013.10.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geom.decnotation</text:p>
          </table:table-cell>
          <table:table-cell office:value-type="string" calcext:value-type="string">
            <text:p>Izteikt skaitļus, kuru pierakstā atkārtojas ciparu grupas, ar ģeometrisku progresiju</text:p>
          </table:table-cell>
          <table:table-cell office:value-type="string" calcext:value-type="string">
            <text:p>LV.VO.2012.10.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geom.summation</text:p>
          </table:table-cell>
          <table:table-cell office:value-type="string" calcext:value-type="string">
            <text:p>Izmantot galīgas ģeometriskas progresijas summas formulu</text:p>
          </table:table-cell>
          <table:table-cell office:value-type="string" calcext:value-type="string">
            <text:p>LV.VO.2012.10.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fibonacci</text:p>
          </table:table-cell>
          <table:table-cell office:value-type="string" calcext:value-type="string">
            <text:p>Izmantot Fibonači skaitļu jēdzienu vienkāršu secinājumu izdarīšanai</text:p>
          </table:table-cell>
          <table:table-cell office:value-type="string" calcext:value-type="string">
            <text:p>LV.VO.2013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summation</text:p>
          </table:table-cell>
          <table:table-cell office:value-type="string" calcext:value-type="string">
            <text:p>Pamatot dažādu veselu skaitļu virkņu summu formulas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q.summation.difference</text:p>
          </table:table-cell>
          <table:table-cell office:value-type="string" calcext:value-type="string">
            <text:p>Pamatot veselu skaitļu virkņu summas, uzzinot formulas kaimiņu locekļu starpības</text:p>
          </table:table-cell>
          <table:table-cell office:value-type="string" calcext:value-type="string">
            <text:p>LV.NO.2016.10.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eq.gaps</text:p>
          </table:table-cell>
          <table:table-cell office:value-type="string" calcext:value-type="string">
            <text:p>Izmantot spriedumus par skaitļu atlikumiem, dalot ar vienu un to pašu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Izmantot dažādas ārpus skaitļu teorijas pazīstamas metodes</text:p>
          </table:table-cell>
          <table:table-cell table:number-columns-repeated="1017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experiment</text:p>
          </table:table-cell>
          <table:table-cell office:value-type="string" calcext:value-type="string">
            <text:p>Ievietot dažas nelielas vērtības, apkopot datus tabulās, izdarīt hipotēzes ar nepilno indukciju</text:p>
          </table:table-cell>
          <table:table-cell office:value-type="string" calcext:value-type="string">
            <text:p>LV.NO.2012.10.4; LV.AO.2015.10.3; LV.NO.2010.10.4; LV.VO.2019.10.1; LV.VO.2012.10.3; LV.NO.2015.10.4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contradiction</text:p>
          </table:table-cell>
          <table:table-cell office:value-type="string" calcext:value-type="string">
            <text:p>Pamatot apgalvojumus no pretējā</text:p>
          </table:table-cell>
          <table:table-cell office:value-type="string" calcext:value-type="string">
            <text:p>LV.NO.2018.10.4; LV.NO.2012.10.3; LV.NO.2015.10.4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pigeonhole</text:p>
          </table:table-cell>
          <table:table-cell office:value-type="string" calcext:value-type="string">
            <text:p>Izmantot Dirihlē principu</text:p>
          </table:table-cell>
          <table:table-cell office:value-type="string" calcext:value-type="string">
            <text:p>LV.NO.2014.10.2; LV.NO.2016.10.2; LV.AO.2013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invariant</text:p>
          </table:table-cell>
          <table:table-cell office:value-type="string" calcext:value-type="string">
            <text:p>Izmantot invariantus</text:p>
          </table:table-cell>
          <table:table-cell office:value-type="string" calcext:value-type="string">
            <text:p>LV.NO.2015.10.2</text:p>
          </table:table-cell>
          <table:table-cell table:number-columns-repeated="1016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exhaustive</text:p>
          </table:table-cell>
          <table:table-cell office:value-type="string" calcext:value-type="string">
            <text:p>Veikt pilno pārlasi</text:p>
          </table:table-cell>
          <table:table-cell office:value-type="string" calcext:value-type="string">
            <text:p>LV.VO.2017.10.2; LV.NO.2015.10.3; LV.NO.2017.10.5; LV.AO.2017.10.5; LV.AO.2010.10.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induction</text:p>
          </table:table-cell>
          <table:table-cell office:value-type="string" calcext:value-type="string">
            <text:p>Pamatot ar matemātisko indukciju</text:p>
          </table:table-cell>
          <table:table-cell office:value-type="string" calcext:value-type="string">
            <text:p>LV.NO.2016.10.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construction</text:p>
          </table:table-cell>
          <table:table-cell office:value-type="string" calcext:value-type="string">
            <text:p>Konstruēt piemērus atbilstoši dotajām īpašībā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c.construct.alpha</text:p>
          </table:table-cell>
          <table:table-cell office:value-type="string" calcext:value-type="string">
            <text:p>Konstruēt, aizpildot <text:s/>alfabētiskā secībā</text:p>
          </table:table-cell>
          <table:table-cell office:value-type="string" calcext:value-type="string">
            <text:p>LV.NO.2018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c.construct.iterative</text:p>
          </table:table-cell>
          <table:table-cell office:value-type="string" calcext:value-type="string">
            <text:p>Konstruēt ar iteratīviem uzlabojumiem</text:p>
          </table:table-cell>
          <table:table-cell office:value-type="string" calcext:value-type="string">
            <text:p>LV.AO.2014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symmetry</text:p>
          </table:table-cell>
          <table:table-cell office:value-type="string" calcext:value-type="string">
            <text:p>Izmantot uzdevuma struktūrā esošo simetriju</text:p>
          </table:table-cell>
          <table:table-cell office:value-type="string" calcext:value-type="string">
            <text:p>LV.VO.2013.10.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strengthening</text:p>
          </table:table-cell>
          <table:table-cell office:value-type="string" calcext:value-type="string">
            <text:p>Izmantot hipotēzes pastiprināšanu, lai pārietu uz vieglāk pierādāmu apgalvojumu</text:p>
          </table:table-cell>
          <table:table-cell office:value-type="string" calcext:value-type="string">
            <text:p>LV.VO.2017.10.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graphs</text:p>
          </table:table-cell>
          <table:table-cell office:value-type="string" calcext:value-type="string">
            <text:p>Izmantot grafu rezultātus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isc.graphs.bipartite</text:p>
          </table:table-cell>
          <table:table-cell office:value-type="string" calcext:value-type="string">
            <text:p>Izmantot apgalvojumus par divdaļīgiem grafiem</text:p>
          </table:table-cell>
          <table:table-cell office:value-type="string" calcext:value-type="string">
            <text:p>LV.AO.2014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bounds</text:p>
          </table:table-cell>
          <table:table-cell office:value-type="string" calcext:value-type="string">
            <text:p>Formulēt un pamatot apgalvojumus par augšējo un apakšējo novērtējumu</text:p>
          </table:table-cell>
          <table:table-cell office:value-type="string" calcext:value-type="string">
            <text:p>LV.AO.2014.10.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isc.beginatend</text:p>
          </table:table-cell>
          <table:table-cell office:value-type="string" calcext:value-type="string">
            <text:p>Sākt risināt “no beigām”</text:p>
          </table:table-cell>
          <table:table-cell table:number-columns-repeated="1017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0:46:12.448649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26T22:25:53.172318961</dc:date>
    <meta:editing-duration>PT17H11M27S</meta:editing-duration>
    <meta:editing-cycles>10</meta:editing-cycles>
    <meta:document-statistic meta:table-count="1" meta:cell-count="891" meta:object-count="0"/>
  </office:meta>
</office:document-meta>
</file>